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ook Basic" svg:font-family="'Gentium Book Basic'"/>
    <style:font-face style:name="Mangal1" svg:font-family="Mangal"/>
    <style:font-face style:name="TeX Gyre Bonum" svg:font-family="'TeX Gyre Bonum'" style:font-adornments="Bold Italic" style:font-family-generic="modern" style:font-pitch="variable"/>
    <style:font-face style:name="TeX Gyre Bonum1" svg:font-family="'TeX Gyre Bonum'" style:font-adornments="Grassetto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Index">
      <style:paragraph-properties style:page-number="auto"/>
      <style:text-properties fo:language="en" fo:country="US"/>
    </style:style>
    <style:style style:name="P2" style:family="paragraph" style:parent-style-name="Standard">
      <style:paragraph-properties fo:break-before="page"/>
      <style:text-properties fo:language="en" fo:country="US"/>
    </style:style>
    <style:style style:name="P3" style:family="paragraph" style:parent-style-name="Text_20_body">
      <style:text-properties officeooo:rsid="001e09d8" officeooo:paragraph-rsid="001e09d8"/>
    </style:style>
    <style:style style:name="P4" style:family="paragraph" style:parent-style-name="Text_20_body">
      <style:text-properties officeooo:rsid="001f3a95" officeooo:paragraph-rsid="001f3a95"/>
    </style:style>
    <style:style style:name="P5" style:family="paragraph" style:parent-style-name="Heading_20_1" style:master-page-name="First_20_Page">
      <style:paragraph-properties style:page-number="auto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officeooo:rsid="001f3a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h text:style-name="P5" text:outline-level="1">Introduction</text:h>
      <text:p text:style-name="P3"><text:span text:style-name="T1">adf</text:span></text:p>
      <text:h text:style-name="Heading_20_1" text:outline-level="1"><text:span text:style-name="T2">S</text:span>cores</text:h>
      <text:p text:style-name="Text_20_body"/>
      <text:h text:style-name="Heading_20_2" text:outline-level="2">Melody</text:h>
      <text:p text:style-name="P4">Tracks</text:p>
      <text:p text:style-name="P4"/>
      <text:h text:style-name="Heading_20_1" text:outline-level="1">Msq/L</text:h>
      <text:h text:style-name="Heading_20_1" text:outline-level="1">C AP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ntium Book Basic" svg:font-family="'Gentium Book Basic'"/>
    <style:font-face style:name="Mangal1" svg:font-family="Mangal"/>
    <style:font-face style:name="TeX Gyre Bonum" svg:font-family="'TeX Gyre Bonum'" style:font-adornments="Bold Italic" style:font-family-generic="modern" style:font-pitch="variable"/>
    <style:font-face style:name="TeX Gyre Bonum1" svg:font-family="'TeX Gyre Bonum'" style:font-adornments="Grassetto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ntium Book Basic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ntium Book Basic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Gentium Book Basic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ntium Book Basic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ntium Book Basic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First_20_Page">
      <style:paragraph-properties fo:margin-top="4.5cm" fo:margin-bottom="0.21cm" style:contextual-spacing="false" style:page-number="auto"/>
      <style:text-properties style:font-name="TeX Gyre Bonum1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/>
      </style:paragraph-properties>
      <style:text-properties style:font-name="TeX Gyre Bonum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5.24cm" fo:page-height="22.8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15.24cm" fo:page-height="22.8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5.24cm" fo:page-height="22.8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2T13:01:57.450000000</meta:creation-date>
    <dc:date>2014-02-04T16:13:33.253000000</dc:date>
    <meta:editing-duration>PT14H42M49S</meta:editing-duration>
    <meta:editing-cycles>4</meta:editing-cycles>
    <meta:generator>LibreOffice/4.1.1.2$Windows_x86 LibreOffice_project/7e4286b58adc75a14f6d83f53a03b6c11fa2903</meta:generator>
    <meta:document-statistic meta:table-count="0" meta:image-count="0" meta:object-count="0" meta:page-count="9" meta:paragraph-count="7" meta:word-count="8" meta:character-count="43" meta:non-whitespace-character-count="42"/>
  </office:meta>
</office:document-meta>
</file>